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a00fd" officeooo:paragraph-rsid="000a00fd" style:font-size-asian="11pt" style:font-size-complex="11pt"/>
    </style:style>
    <style:style style:name="P2" style:family="paragraph" style:parent-style-name="Header">
      <style:text-properties fo:font-size="10pt" style:text-underline-style="solid" style:text-underline-width="auto" style:text-underline-color="font-color" officeooo:rsid="000a00fd" officeooo:paragraph-rsid="000a00fd" style:font-size-asian="8.75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 Chef And Easy Xor Queries (CodeChef)</text:p>
      <text:p text:style-name="P1">// Sqrt Decomposition</text:p>
      <text:p text:style-name="P1"/>
      <text:p text:style-name="P1">// Operations:</text:p>
      <text:p text:style-name="P1">// 1 : Update value x at pos i</text:p>
      <text:p text:style-name="P1">// 2 : Find subarray XOR of value k from index 1 to r (All Subarray starts from 1)</text:p>
      <text:p text:style-name="P1"/>
      <text:p text:style-name="P1">// Approach:</text:p>
      <text:p text:style-name="P1">// 1 : All segment consecutive xor is calculated in Seg aray</text:p>
      <text:p text:style-name="P1">// <text:s text:c="2"/>: All segment consecutive xor is also counted on SegMap</text:p>
      <text:p text:style-name="P1">// 2 : Updates are done on each Decomposed segment array</text:p>
      <text:p text:style-name="P1">// 3 : Queries are combined from all Decomposed array in the range</text:p>
      <text:p text:style-name="P1"><text:s/></text:p>
      <text:p text:style-name="P1">int BlockSize, Seg[1010][1010]; <text:s text:c="15"/><text:tab/><text:tab/><text:tab/> // BlockSize is the size of each Block</text:p>
      <text:p text:style-name="P1">int SegMap[330][1110007] = {0};</text:p>
      <text:p text:style-name="P1"><text:s/></text:p>
      <text:p text:style-name="P1">void Update(int v[], int l, int val) { <text:s text:c="9"/><text:tab/><text:tab/><text:tab/>// Updates value in position l : val</text:p>
      <text:p text:style-name="P1"><text:s text:c="4"/>int idx = l/BlockSize; <text:s text:c="25"/><text:tab/><text:tab/><text:tab/>// Block Index</text:p>
      <text:p text:style-name="P1"><text:s text:c="4"/>int lft = (l/BlockSize)*BlockSize; <text:s text:c="11"/><text:tab/><text:tab/>// The leftmost index of array v, which is the 0 position <text:tab/><text:tab/><text:tab/><text:tab/><text:tab/><text:tab/><text:tab/><text:tab/><text:tab/><text:tab/><text:tab/>//of Segment idx</text:p>
      <text:p text:style-name="P1"><text:s text:c="4"/>v[l] = val; <text:s text:c="33"/><text:tab/><text:tab/><text:tab/><text:tab/> // Setting value to default array to ease</text:p>
      <text:p text:style-name="P1"><text:s text:c="4"/></text:p>
      <text:p text:style-name="P1"><text:s text:c="4"/>// Clear full block and re-calculate <text:s text:c="11"/><text:tab/><text:tab/>// Using memset in large array will cause TLE</text:p>
      <text:p text:style-name="P1"><text:s text:c="4"/>SegMap[idx][Seg[idx][0]]--; <text:s text:c="20"/><text:tab/><text:tab/>// Decreasing previous value</text:p>
      <text:p text:style-name="P1"><text:s text:c="4"/>Seg[idx][0] = v[lft];</text:p>
      <text:p text:style-name="P1"><text:s text:c="4"/>SegMap[idx][v[lft++]]++; <text:s text:c="23"/><text:tab/><text:tab/>// Increasing with new value</text:p>
      <text:p text:style-name="P1"><text:s text:c="4"/>for(int i = 1; i &lt; BlockSize; ++i, ++lft) {</text:p>
      <text:p text:style-name="P1"><text:s text:c="8"/>SegMap[idx][Seg[idx][i]]--;</text:p>
      <text:p text:style-name="P1"><text:s text:c="8"/>Seg[idx][i] = Seg[idx][i-1] ^ v[lft];</text:p>
      <text:p text:style-name="P1"><text:s text:c="8"/>SegMap[idx][Seg[idx][i]]++;</text:p>
      <text:p text:style-name="P1"><text:s text:c="4"/>}</text:p>
      <text:p text:style-name="P1">}</text:p>
      <text:p text:style-name="P1"><text:s/></text:p>
      <text:p text:style-name="P1">int Query(int l, int r, int k) { <text:s text:c="15"/><text:tab/><text:tab/><text:tab/><text:tab/>// Query in range l -- r for k</text:p>
      <text:p text:style-name="P1"><text:s text:c="4"/>int Count = 0, val = 0;</text:p>
      <text:p text:style-name="P1"><text:s text:c="4"/>while(l%BlockSize != 0 &amp;&amp; l &lt; r) { <text:s text:c="9"/><text:tab/><text:tab/>// if l partially lies inside of a sqrt segment</text:p>
      <text:p text:style-name="P1"><text:s text:c="8"/>cout &lt;&lt; "P1" &lt;&lt; endl;</text:p>
      <text:p text:style-name="P1"><text:s text:c="8"/>Count += (Seg[l/BlockSize][l%BlockSize] == k);</text:p>
      <text:p text:style-name="P1"><text:s text:c="8"/>val = val^Seg[l/BlockSize][l%BlockSize];</text:p>
      <text:p text:style-name="P1"><text:s text:c="8"/>++l;</text:p>
      <text:p text:style-name="P1"><text:s text:c="4"/>}</text:p>
      <text:p text:style-name="P1"><text:s text:c="4"/>while(l+BlockSize &lt;= r) { <text:s text:c="18"/><text:tab/><text:tab/><text:tab/>// for all full sqrt segment</text:p>
      <text:p text:style-name="P1"><text:s text:c="8"/>Count += SegMap[l/BlockSize][k^val];</text:p>
      <text:p text:style-name="P1"><text:s text:c="8"/>val ^= Seg[l/BlockSize][BlockSize-1];</text:p>
      <text:p text:style-name="P1"><text:s text:c="8"/>l += BlockSize;</text:p>
      <text:p text:style-name="P1"><text:s text:c="4"/>}</text:p>
      <text:p text:style-name="P1"><text:s text:c="4"/>while(l &lt;= r) { <text:s text:c="28"/><text:tab/><text:tab/><text:tab/><text:tab/>// for the rightmost partial sqrt segment values</text:p>
      <text:p text:style-name="P1"><text:s text:c="8"/>Count += (Seg[l/BlockSize][l%BlockSize] == (k^val));</text:p>
      <text:p text:style-name="P1"><text:s text:c="8"/>++l;</text:p>
      <text:p text:style-name="P1"><text:s text:c="4"/>}</text:p>
      <text:p text:style-name="P1"><text:s text:c="4"/></text:p>
      <text:p text:style-name="P1"><text:s text:c="4"/>return Count;</text:p>
      <text:p text:style-name="P1">}</text:p>
      <text:p text:style-name="P1"><text:s/></text:p>
      <text:p text:style-name="P1">void SqrtDecompose(int v[], int len) { <text:s text:c="10"/><text:tab/><text:tab/>// Builds Sqrt segments</text:p>
      <text:p text:style-name="P1"><text:s text:c="4"/>int idx, pos, val = 0;</text:p>
      <text:p text:style-name="P1"><text:s text:c="4"/>BlockSize = sqrt(len); <text:s text:c="22"/><text:tab/><text:tab/><text:tab/>// Calculating Block size</text:p>
      <text:p text:style-name="P1"><text:s text:c="4"/>for(int i = 0; i &lt; len; ++i) {</text:p>
      <text:p text:style-name="P1"><text:s text:c="8"/>idx = i/BlockSize; <text:s text:c="22"/><text:tab/><text:tab/><text:tab/><text:tab/>// Index of block</text:p>
      <text:p text:style-name="P1"><text:soft-page-break/><text:s text:c="8"/>pos = i%BlockSize; <text:s text:c="21"/><text:tab/><text:tab/><text:tab/>// Index of block element</text:p>
      <text:p text:style-name="P1"><text:s text:c="8"/>if(pos == 0)</text:p>
      <text:p text:style-name="P1"><text:s text:c="12"/>val = 0;</text:p>
      <text:p text:style-name="P1"><text:s text:c="8"/>val ^= v[i];</text:p>
      <text:p text:style-name="P1"><text:s text:c="8"/>Seg[idx][pos] = val;</text:p>
      <text:p text:style-name="P1"><text:s text:c="8"/>SegMap[idx][val]++;</text:p>
      <text:p text:style-name="P1"><text:s text:c="4"/>}</text:p>
      <text:p text:style-name="P1">}</text:p>
      <text:p text:style-name="P1"><text:s/></text:p>
      <text:p text:style-name="P1">int v[100100];</text:p>
      <text:p text:style-name="P1"><text:s/></text:p>
      <text:p text:style-name="P1">int main() {</text:p>
      <text:p text:style-name="P1"><text:s text:c="4"/>int n, q, idx, x, t;</text:p>
      <text:p text:style-name="P1"><text:s text:c="4"/>sf("%d %d", &amp;n, &amp;q);</text:p>
      <text:p text:style-name="P1"><text:s text:c="4"/>for(int i = 0; i &lt; n; ++i)</text:p>
      <text:p text:style-name="P1"><text:s text:c="8"/>sf("%d", &amp;v[i]);</text:p>
      <text:p text:style-name="P1"><text:s text:c="4"/></text:p>
      <text:p text:style-name="P1"><text:s text:c="4"/>SqrtDecompose(v, n);</text:p>
      <text:p text:style-name="P1"><text:s text:c="4"/></text:p>
      <text:p text:style-name="P1"><text:s text:c="4"/>while(q--) {</text:p>
      <text:p text:style-name="P1"><text:s text:c="8"/>sf("%d", &amp;t);</text:p>
      <text:p text:style-name="P1"><text:s text:c="8"/>if(t == 1) {</text:p>
      <text:p text:style-name="P1"><text:s text:c="12"/>sf("%d %d", &amp;idx, &amp;x);</text:p>
      <text:p text:style-name="P1"><text:s text:c="12"/>Update(v, idx-1, x);</text:p>
      <text:p text:style-name="P1"><text:s text:c="8"/>}</text:p>
      <text:p text:style-name="P1"><text:s text:c="8"/>else {</text:p>
      <text:p text:style-name="P1"><text:s text:c="12"/>sf("%d %d", &amp;idx, &amp;x);</text:p>
      <text:p text:style-name="P1"><text:s text:c="12"/>pf("%d\n", Query(0, idx-1, x));</text:p>
      <text:p text:style-name="P1"><text:s text:c="8"/>}</text:p>
      <text:p text:style-name="P1"><text:s text:c="4"/>}</text:p>
      <text:p text:style-name="P1"><text:s text:c="4"/></text:p>
      <text:p text:style-name="P1"><text:s text:c="4"/>return 0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0pt" style:text-underline-style="solid" style:text-underline-width="auto" style:text-underline-color="font-color" officeooo:rsid="000a00fd" officeooo:paragraph-rsid="000a00fd" style:font-size-asian="8.75pt" style:font-size-complex="10pt"/>
    </style:style>
    <style:page-layout style:name="Mpm1">
      <style:page-layout-properties fo:page-width="8.2701in" fo:page-height="11.6902in" style:num-format="1" style:print-orientation="portrait" fo:margin-top="0.4in" fo:margin-bottom="0.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Square Root Decompositio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02:28:49.268680939</meta:creation-date>
    <dc:date>2018-01-09T02:32:15.991672615</dc:date>
    <meta:editing-duration>PT3M26S</meta:editing-duration>
    <meta:editing-cycles>1</meta:editing-cycles>
    <meta:generator>LibreOffice/5.1.6.2$Linux_x86 LibreOffice_project/10m0$Build-2</meta:generator>
    <meta:document-statistic meta:table-count="0" meta:image-count="0" meta:object-count="0" meta:page-count="2" meta:paragraph-count="90" meta:word-count="430" meta:character-count="3083" meta:non-whitespace-character-count="1990"/>
  </office:meta>
</office:document-meta>
</file>